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22pt" style:text-underline-style="solid" style:text-underline-width="auto" style:text-underline-color="font-color" fo:font-weight="normal" officeooo:rsid="001cc1e0" officeooo:paragraph-rsid="001cc1e0" style:font-size-asian="22pt" style:font-weight-asian="normal" style:font-size-complex="2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d237c" officeooo:paragraph-rsid="001d237c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d715d" officeooo:paragraph-rsid="001d715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normal" officeooo:rsid="001cc1e0" officeooo:paragraph-rsid="001cc1e0" style:font-size-asian="22pt" style:font-weight-asian="normal" style:font-size-complex="2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e6c5b" officeooo:paragraph-rsid="001e6c5b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d715d" officeooo:paragraph-rsid="001d715d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d715d" officeooo:paragraph-rsid="00243b05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d715d" officeooo:paragraph-rsid="00259da5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6pt" style:text-underline-style="none" fo:font-weight="normal" officeooo:rsid="001d715d" officeooo:paragraph-rsid="00267026" style:font-size-asian="14pt" style:font-weight-asian="normal" style:font-size-complex="16pt" style:font-weight-complex="normal"/>
    </style:style>
    <style:style style:name="P10" style:family="paragraph" style:parent-style-name="Header">
      <style:text-properties fo:font-size="13pt" officeooo:rsid="002721ac" officeooo:paragraph-rsid="002721ac" style:font-size-asian="11.3500003814697pt" style:font-size-complex="13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d55a0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2103db" style:font-style-asian="normal" style:font-style-complex="normal"/>
    </style:style>
    <style:style style:name="T5" style:family="text">
      <style:text-properties fo:font-style="normal" officeooo:rsid="00224382" style:font-style-asian="normal" style:font-style-complex="normal"/>
    </style:style>
    <style:style style:name="T6" style:family="text">
      <style:text-properties officeooo:rsid="0022ac0c"/>
    </style:style>
    <style:style style:name="T7" style:family="text">
      <style:text-properties officeooo:rsid="00243b05"/>
    </style:style>
    <style:style style:name="T8" style:family="text">
      <style:text-properties officeooo:rsid="002670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hier des charges</text:p>
      <text:p text:style-name="P4"/>
      <text:p text:style-name="P3">Présentation :</text:p>
      <text:p text:style-name="P2"/>
      <text:p text:style-name="P2"><text:tab/>Le projet est un jeux appelé <text:span text:style-name="T1">Puissance 4</text:span>, il a pour but d'aligner 4 jetons <text:span text:style-name="T2">(verticalement, horizontalement et diagonalement)</text:span> de même couleur sur une grille de 6 (vertical) par 7 (horizontal). Chaque couleur représente un joueur; il y aura 2 joueurs <text:span text:style-name="T2">et</text:span> chacun d'eux placera 1 jeton de sa couleur <text:span text:style-name="T2">(jaune ou rouge)</text:span>, à l'aide d'une souris, au tour par tour.</text:p>
      <text:p text:style-name="P2"/>
      <text:p text:style-name="P3">Objectif du programme :</text:p>
      <text:p text:style-name="P3"/>
      <text:p text:style-name="P3"><text:tab/><text:span text:style-name="T6">Le programme exécutera dans l'ordre les fonctions qu'on lui aura indiquées.</text:span></text:p>
      <text:p text:style-name="P3"><text:tab/>-<text:span text:style-name="T6">Afficher l'écran d’accueil avec 2 choix possibles :</text:span></text:p>
      <text:p text:style-name="P3"><text:tab/><text:tab/>-<text:span text:style-name="T7">Si l'utilisateur clique sur Nouvelle partie cela affichera :</text:span></text:p>
      <text:p text:style-name="P3"><text:tab/><text:tab/><text:tab/>-<text:span text:style-name="T7">Un quadrillage de 6 cases verticales et 7 cases horizontales</text:span></text:p>
      <text:p text:style-name="P7"><text:tab/><text:tab/><text:tab/>- <text:span text:style-name="T7">Aléatoirement, un utilisateur commencera la partie</text:span></text:p>
      <text:p text:style-name="P7"><text:tab/><text:tab/><text:tab/>- <text:span text:style-name="T7">La partie se déroule au tour par tour </text:span></text:p>
      <text:p text:style-name="P7"><text:tab/><text:tab/><text:tab/>- <text:span text:style-name="T7">La partie se termine si :</text:span></text:p>
      <text:p text:style-name="P7"><text:tab/><text:tab/><text:tab/><text:tab/>- <text:span text:style-name="T7">Un joueur aligne 4 jetons de sa couleur </text:span></text:p>
      <text:p text:style-name="P9"><text:tab/><text:tab/><text:tab/><text:tab/>- <text:span text:style-name="T8">Le quadrillage est remplit </text:span></text:p>
      <text:p text:style-name="P8"/>
      <text:p text:style-name="P5">Architecture logicielle :</text:p>
      <text:p text:style-name="P5"/>
      <text:p text:style-name="P5"><text:tab/>1- Menu de départ :</text:p>
      <text:p text:style-name="P5"><text:tab/><text:tab/>1/<text:span text:style-name="T1">Nouvelle partie</text:span> – 2/<text:span text:style-name="T1">Exit</text:span> </text:p>
      <text:p text:style-name="P5"><text:tab/>2- Affichage de la grille de jeu</text:p>
      <text:p text:style-name="P5"><text:tab/>3- Déroulement du jeu </text:p>
      <text:p text:style-name="P5"/>
      <text:p text:style-name="P5"/>
      <text:p text:style-name="P5">Améliorations possibles :</text:p>
      <text:p text:style-name="P5"><text:s/></text:p>
      <text:p text:style-name="P5">Une case «<text:span text:style-name="T1"> Options </text:span>» dans le menu de départ comprise entre <text:soft-page-break/><text:span text:style-name="T1">Nouvelle partie </text:span><text:span text:style-name="T3">et</text:span><text:span text:style-name="T1"> Exit.</text:span><text:span text:style-name="T3"> Elle permettra de modifier la couleur des jetons du joueur </text:span><text:span text:style-name="T4">et du quadrillage </text:span><text:span text:style-name="T3">selon son choix </text:span><text:span text:style-name="T5">(couleurs primaires et complémentaires</text:span><text:span text:style-name="T3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3pt" officeooo:rsid="002721ac" officeooo:paragraph-rsid="002721ac" style:font-size-asian="11.3500003814697pt" style:font-size-complex="13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Valentin Beuret </text:p>
        <text:p text:style-name="MP1">Alexis Gayrau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7T12:07:20.523000000</meta:creation-date>
    <meta:generator>LibreOffice/4.1.5.3$Windows_x86 LibreOffice_project/1c1366bba2ba2b554cd2ca4d87c06da81c05d24</meta:generator>
    <dc:date>2020-12-08T16:21:27.142000000</dc:date>
    <meta:editing-duration>PT32M35S</meta:editing-duration>
    <meta:editing-cycles>15</meta:editing-cycles>
    <meta:document-statistic meta:table-count="0" meta:image-count="0" meta:object-count="0" meta:page-count="2" meta:paragraph-count="23" meta:word-count="210" meta:character-count="1274" meta:non-whitespace-character-count="1048"/>
  </office:meta>
</office:document-meta>
</file>